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  <style:font-face style:name="新細明體" svg:font-family="新細明體" style:font-family-generic="swiss"/>
  </office:font-face-decls>
  <office:automatic-styles>
    <style:style style:name="co1" style:family="table-column">
      <style:table-column-properties fo:break-before="auto" style:column-width="1.542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5.034cm"/>
    </style:style>
    <style:style style:name="co4" style:family="table-column">
      <style:table-column-properties fo:break-before="auto" style:column-width="3.815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1.921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PageStyle_5f_賣家交易訂單明細">
      <style:table-properties table:display="true" style:writing-mode="lr-tb"/>
    </style:style>
    <style:style style:name="ta2" style:family="table" style:master-page-name="PageStyle_5f_Pivot">
      <style:table-properties table:display="true" style:writing-mode="lr-tb"/>
    </style:style>
    <style:style style:name="ta3" style:family="table" style:master-page-name="PageStyle_5f_代碼">
      <style:table-properties table:display="true" style:writing-mode="lr-tb"/>
    </style:style>
    <style:style style:name="ta4" style:family="table" style:master-page-name="PageStyle_5f_範本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20_2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bold" style:font-name-asian="微軟正黑體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20_2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Normal_20_2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bold" style:font-name-asian="微軟正黑體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Normal_20_2" style:data-style-name="N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bold" style:font-name-asian="微軟正黑體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Pivot_20_Table_20_Fiel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Pivot_20_Table_20_Title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Pivot_20_Table_20_Fiel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Pivot_20_Table_20_Category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Pivot_20_Table_20_Category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Pivot_20_Table_20_Category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Pivot_20_Table_20_Title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Pivot_20_Table_20_Corner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Pivot_20_Table_20_Value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5" style:family="table-cell" style:parent-style-name="Pivot_20_Table_20_Value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6" style:family="table-cell" style:parent-style-name="Pivot_20_Table_20_Value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7" style:family="table-cell" style:parent-style-name="Pivot_20_Table_20_Value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size="11pt" fo:font-style="normal" fo:text-shadow="none" style:text-underline-style="none" fo:font-weight="normal" style:font-name-asian="微軟正黑體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賣家交易訂單明細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1" table:default-cell-style-name="Default"/>
        <table:table-column table:style-name="co2" table:default-cell-style-name="ce9"/>
        <table:table-column table:style-name="co2" table:visibility="collapse" table:default-cell-style-name="ce9"/>
        <table:table-column table:style-name="co2" table:number-columns-repeated="2" table:default-cell-style-name="ce9"/>
        <table:table-column table:style-name="co1" table:number-columns-repeated="16375" table:default-cell-style-name="Default"/>
        <table:table-row table:style-name="ro1">
          <table:table-cell/>
          <table:table-cell table:style-name="ce1" office:value-type="string" calcext:value-type="string">
            <text:p>訂單編號</text:p>
          </table:table-cell>
          <table:table-cell table:style-name="ce1" office:value-type="string" calcext:value-type="string">
            <text:p>訂單日期</text:p>
          </table:table-cell>
          <table:table-cell table:style-name="ce4" office:value-type="string" calcext:value-type="string">
            <text:p>商品</text:p>
          </table:table-cell>
          <table:table-cell table:style-name="ce4" office:value-type="string" calcext:value-type="string">
            <text:p>數量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狀態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狀態</text:p>
          </table:table-cell>
          <table:table-cell table:number-columns-repeated="16375"/>
        </table:table-row>
        <table:table-row table:style-name="ro1" table:number-rows-repeated="2">
          <table:table-cell/>
          <table:table-cell table:style-name="ce2" table:number-columns-repeated="2"/>
          <table:table-cell table:style-name="ce5" table:number-columns-repeated="2"/>
          <table:table-cell table:style-name="ce8" table:number-columns-repeated="4"/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6375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vot" table:style-name="ta2">
        <table:table-column table:style-name="co2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2" table:number-columns-repeated="16377" table:default-cell-style-name="ce10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訂單編號</text:p>
          </table:table-cell>
          <table:table-cell table:style-name="ce17" office:value-type="string" calcext:value-type="string">
            <text:p>商品</text:p>
          </table:table-cell>
          <table:table-cell table:style-name="ce23" office:value-type="string" calcext:value-type="string">
            <text:p>交易金額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0001</text:p>
          </table:table-cell>
          <table:table-cell table:style-name="ce18"/>
          <table:table-cell table:style-name="ce24" office:value-type="float" office:value="1670" calcext:value-type="float">
            <text:p>1,670</text:p>
          </table:table-cell>
          <table:table-cell table:number-columns-repeated="16380"/>
        </table:table-row>
        <table:table-row table:style-name="ro1">
          <table:table-cell/>
          <table:table-cell table:style-name="ce13"/>
          <table:table-cell table:style-name="ce19" office:value-type="string" calcext:value-type="string">
            <text:p>直筒工作褲</text:p>
          </table:table-cell>
          <table:table-cell table:style-name="ce25" office:value-type="float" office:value="690" calcext:value-type="float">
            <text:p>690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20" office:value-type="string" calcext:value-type="string">
            <text:p>圓領長版上衣</text:p>
          </table:table-cell>
          <table:table-cell table:style-name="ce26" office:value-type="float" office:value="980" calcext:value-type="float">
            <text:p>980</text:p>
          </table:table-cell>
          <table:table-cell table:number-columns-repeated="16380"/>
        </table:table-row>
        <table:table-row table:style-name="ro1">
          <table:table-cell/>
          <table:table-cell table:style-name="ce15" office:value-type="string" calcext:value-type="string">
            <text:p>(空缺)</text:p>
          </table:table-cell>
          <table:table-cell table:style-name="ce21"/>
          <table:table-cell table:style-name="ce27"/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總計 結果</text:p>
          </table:table-cell>
          <table:table-cell table:style-name="ce22"/>
          <table:table-cell table:style-name="ce28" office:value-type="float" office:value="1670" calcext:value-type="float">
            <text:p>1,67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代碼" table:style-name="ta3">
        <office:forms form:automatic-focus="false" form:apply-design-mode="false"/>
        <table:table-column table:style-name="co2" table:number-columns-repeated="2" table:default-cell-style-name="ce10"/>
        <table:table-column table:style-name="co10" table:default-cell-style-name="ce10"/>
        <table:table-column table:style-name="co2" table:number-columns-repeated="16381" table:default-cell-style-name="ce10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>
            <text:p>代碼</text:p>
          </table:table-cell>
          <table:table-cell table:style-name="ce29" office:value-type="string" calcext:value-type="string">
            <text:p>狀態名稱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賣家待確認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買家取消(訂單不成立)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賣家取消(訂單不成立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訂單成立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賣家理貨中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商品已出貨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訂單完成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付款成功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付款失敗(訂單不成立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退貨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範本" table:style-name="ta4">
        <table:table-column table:style-name="co1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1" table:default-cell-style-name="ce6"/>
        <table:table-column table:style-name="co2" table:number-columns-repeated="4" table:default-cell-style-name="ce9"/>
        <table:table-column table:style-name="co1" table:default-cell-style-name="ce6"/>
        <table:table-row table:style-name="ro1">
          <table:table-cell/>
          <table:table-cell table:style-name="ce1" office:value-type="string" calcext:value-type="string">
            <text:p>訂單編號</text:p>
          </table:table-cell>
          <table:table-cell table:style-name="ce1" office:value-type="string" calcext:value-type="string">
            <text:p>訂單日期</text:p>
          </table:table-cell>
          <table:table-cell table:style-name="ce4" office:value-type="string" calcext:value-type="string">
            <text:p>商品</text:p>
          </table:table-cell>
          <table:table-cell table:style-name="ce4" office:value-type="string" calcext:value-type="string">
            <text:p>數量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狀態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狀態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2022-12-23T00:00:00</text:p>
          </table:table-cell>
          <table:table-cell table:style-name="ce5" office:value-type="string" calcext:value-type="string">
            <text:p>圓領長版上衣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]*[.F2]" office:value-type="float" office:value="980" calcext:value-type="float">
            <text:p>980</text:p>
          </table:table-cell>
          <table:table-cell table:style-name="ce8" table:formula="of:=VLOOKUP([.G2];#REF!;2;0)" office:value-type="string" office:string-value="" calcext:value-type="error">
            <text:p>錯誤：504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2022-12-23T00:00:00</text:p>
          </table:table-cell>
          <table:table-cell table:style-name="ce5" office:value-type="string" calcext:value-type="string">
            <text:p>直筒工作褲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E3]*[.F3]" office:value-type="float" office:value="690" calcext:value-type="float">
            <text:p>690</text:p>
          </table:table-cell>
          <table:table-cell table:style-name="ce8" table:formula="of:=VLOOKUP([.G3];#REF!;2;0)" office:value-type="string" office:string-value="" calcext:value-type="error">
            <text:p>錯誤：504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ce8"/>
          <table:table-cell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  <style:font-face style:name="新細明體" svg:font-family="新細明體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82P0" style:volatile="true">
      <number:text>$</number:text>
      <number:number number:decimal-places="0" number:min-decimal-places="0" number:min-integer-digits="1" number:grouping="true"/>
    </number:currency-style>
    <number:currency-style style:name="N182">
      <number:text>-$</number:text>
      <number:number number:decimal-places="0" number:min-decimal-places="0" number:min-integer-digits="1" number:grouping="true"/>
      <style:map style:condition="value()&gt;=0" style:apply-style-name="N182P0"/>
    </number:currency-style>
    <number:currency-style style:name="N183P0" style:volatile="true">
      <number:text>$</number:text>
      <number:number number:decimal-places="0" number:min-decimal-places="0" number:min-integer-digits="1" number:grouping="true"/>
    </number:currency-style>
    <number:currency-style style:name="N18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3P0"/>
    </number:currency-style>
    <number:currency-style style:name="N184P0" style:volatile="true">
      <number:text>$</number:text>
      <number:number number:decimal-places="2" number:min-decimal-places="2" number:min-integer-digits="1" number:grouping="true"/>
    </number:currency-style>
    <number:currency-style style:name="N184">
      <number:text>-$</number:text>
      <number:number number:decimal-places="2" number:min-decimal-places="2" number:min-integer-digits="1" number:grouping="true"/>
      <style:map style:condition="value()&gt;=0" style:apply-style-name="N184P0"/>
    </number:currency-style>
    <number:currency-style style:name="N185P0" style:volatile="true">
      <number:text>$</number:text>
      <number:number number:decimal-places="2" number:min-decimal-places="2" number:min-integer-digits="1" number:grouping="true"/>
    </number:currency-style>
    <number:currency-style style:name="N185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85P0"/>
    </number:currency-style>
    <number:number-style style:name="N18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8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8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8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currency-style style:name="N19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1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1P2" style:volatile="true">
      <number:text> $</number:text>
      <number:fill-character> </number:fill-character>
      <number:text>- </number:text>
    </number:currency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3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1pt" style:font-name-asian="新細明體" style:font-family-asian="新細明體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family="微軟正黑體" style:font-family-generic="swiss" fo:font-size="10pt" fo:font-style="normal" fo:text-shadow="none" style:text-underline-style="none" fo:font-weight="normal" style:font-name-asian="微軟正黑體" style:font-family-asian="微軟正黑體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bold" style:font-name-asian="新細明體" style:font-family-asian="新細明體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bold" style:font-name-asian="新細明體" style:font-family-asian="新細明體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swiss" fo:font-size="11pt" fo:font-style="normal" fo:text-shadow="none" style:text-underline-style="none" fo:font-weight="normal" style:font-name-asian="新細明體" style:font-family-asian="新細明體" style:font-family-generic-asian="swiss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00/00/00</text:date>, <text:time style:data-style-name="N2" text:time-value="08:46:24.20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賣家交易訂單明細" style:display-name="PageStyle_賣家交易訂單明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代碼" style:display-name="PageStyle_代碼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範本" style:display-name="PageStyle_範本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7:20</meta:creation-date>
    <meta:initial-creator>JrKai Jang</meta:initial-creator>
    <dc:language>zh-TW</dc:language>
    <dc:date>2024-03-20T08:47:02.472000000</dc:date>
    <meta:editing-cycles>5</meta:editing-cycles>
    <meta:editing-duration>PT14M38S</meta:editing-duration>
    <meta:generator>LibreOffice/7.5.8.2$Windows_X86_64 LibreOffice_project/f718d63693263970429a68f568db6046aaa9df01</meta:generator>
    <meta:document-statistic meta:table-count="4" meta:cell-count="66" meta:object-count="0"/>
    <meta:user-defined meta:name="AppVersion">15.0000</meta:user-defined>
  </office:meta>
</office:document-meta>
</file>